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iavlo Book" svg:font-family="'Diavlo Book'" style:font-pitch="variable"/>
    <style:font-face style:name="Liberation Serif" svg:font-family="'Liberation Serif'" style:font-family-generic="roman" style:font-pitch="variable"/>
    <style:font-face style:name="Alegreya Sans Light" svg:font-family="'Alegreya Sans Light'" style:font-adornments="Light" style:font-family-generic="swiss" style:font-pitch="variable"/>
    <style:font-face style:name="Alegreya Sans Medium1" svg:font-family="'Alegreya Sans Medium'" style:font-family-generic="swiss" style:font-pitch="variable"/>
    <style:font-face style:name="Alegreya Sans Medium" svg:font-family="'Alegreya Sans Medium'" style:font-adornments="Regular" style:font-family-generic="swiss" style:font-pitch="variable"/>
    <style:font-face style:name="Alegreya Sans SC Medium" svg:font-family="'Alegreya Sans SC Medium'"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Alegreya Sans Medium1" fo:font-size="10pt" fo:language="en" fo:country="GB" style:font-size-asian="10pt" style:font-size-complex="10pt"/>
    </style:style>
    <style:style style:name="P3" style:family="paragraph" style:parent-style-name="Standard">
      <style:text-properties style:font-name="Alegreya Sans Medium1" fo:font-size="10pt" fo:language="en" fo:country="GB" style:text-underline-style="none" fo:font-weight="normal" style:font-size-asian="10pt" style:font-weight-asian="normal" style:font-size-complex="10pt" style:font-weight-complex="normal"/>
    </style:style>
    <style:style style:name="P4" style:family="paragraph" style:parent-style-name="Standard">
      <style:text-properties style:font-name="Alegreya Sans Medium1" fo:language="en" fo:country="GB"/>
    </style:style>
    <style:style style:name="P5" style:family="paragraph" style:parent-style-name="Standard">
      <style:text-properties style:font-name="Alegreya Sans Medium1" fo:language="en" fo:country="GB" style:text-underline-style="none"/>
    </style:style>
    <style:style style:name="P6" style:family="paragraph" style:parent-style-name="Standard">
      <style:text-properties fo:language="en" fo:country="GB"/>
    </style:style>
    <style:style style:name="P7" style:family="paragraph" style:parent-style-name="Standard">
      <style:text-properties fo:language="en" fo:country="GB" style:text-underline-style="solid" style:text-underline-width="auto" style:text-underline-color="font-color"/>
    </style:style>
    <style:style style:name="P8" style:family="paragraph" style:parent-style-name="Standard">
      <style:paragraph-properties fo:text-align="start" style:justify-single-word="false"/>
      <style:text-properties fo:language="en" fo:country="GB"/>
    </style:style>
    <style:style style:name="P9" style:family="paragraph" style:parent-style-name="Standard" style:list-style-name="L1">
      <style:text-properties fo:language="en" fo:country="GB" fo:font-weight="normal" style:font-weight-asian="normal" style:font-weight-complex="normal"/>
    </style:style>
    <style:style style:name="P10" style:family="paragraph" style:parent-style-name="Standard" style:list-style-name="L1">
      <style:text-properties fo:language="en" fo:country="GB"/>
    </style:style>
    <style:style style:name="P11" style:family="paragraph" style:parent-style-name="Standard" style:list-style-name="L2">
      <style:text-properties fo:language="en" fo:country="GB"/>
    </style:style>
    <style:style style:name="P12" style:family="paragraph" style:parent-style-name="Standard" style:list-style-name="L3">
      <style:text-properties fo:language="en" fo:country="GB"/>
    </style:style>
    <style:style style:name="P13" style:family="paragraph" style:parent-style-name="Standard" style:list-style-name="L4">
      <style:text-properties fo:language="en" fo:country="GB"/>
    </style:style>
    <style:style style:name="P14" style:family="paragraph" style:parent-style-name="Standard" style:list-style-name="L5">
      <style:text-properties fo:language="en" fo:country="GB"/>
    </style:style>
    <style:style style:name="P15" style:family="paragraph" style:parent-style-name="Standard" style:list-style-name="L6">
      <style:text-properties fo:language="en" fo:country="GB"/>
    </style:style>
    <style:style style:name="P16" style:family="paragraph" style:parent-style-name="Standard" style:list-style-name="L7">
      <style:text-properties fo:language="en" fo:country="GB"/>
    </style:style>
    <style:style style:name="P17" style:family="paragraph" style:parent-style-name="Standard" style:list-style-name="L8">
      <style:text-properties fo:language="en" fo:country="GB"/>
    </style:style>
    <style:style style:name="P18" style:family="paragraph" style:parent-style-name="Standard" style:list-style-name="L9">
      <style:text-properties fo:language="en" fo:country="GB"/>
    </style:style>
    <style:style style:name="P19" style:family="paragraph" style:parent-style-name="Text_20_body" style:list-style-name="L10">
      <style:text-properties fo:language="en" fo:country="GB"/>
    </style:style>
    <style:style style:name="P20" style:family="paragraph" style:parent-style-name="Heading_20_2">
      <style:text-properties fo:language="en" fo:country="GB"/>
    </style:style>
    <style:style style:name="P21" style:family="paragraph" style:parent-style-name="Heading_20_2">
      <style:text-properties fo:language="en" fo:country="GB" style:text-underline-style="none"/>
    </style:style>
    <style:style style:name="P22" style:family="paragraph" style:parent-style-name="Heading_20_2">
      <style:text-properties fo:language="en" fo:country="GB" fo:font-style="normal" style:text-underline-style="none" style:font-style-asian="normal" style:font-style-complex="normal"/>
    </style:style>
    <style:style style:name="P23" style:family="paragraph" style:parent-style-name="Heading_20_1">
      <style:text-properties style:use-window-font-color="true" fo:language="en" fo:country="GB"/>
    </style:style>
    <style:style style:name="P24" style:family="paragraph" style:parent-style-name="Heading_20_3">
      <style:text-properties fo:language="en" fo:country="GB"/>
    </style:style>
    <style:style style:name="P25" style:family="paragraph" style:parent-style-name="Heading_20_3">
      <style:text-properties style:font-name="Alegreya Sans Medium1" fo:language="en" fo:country="GB" style:text-underline-style="none"/>
    </style:style>
    <style:style style:name="P26" style:family="paragraph" style:parent-style-name="Heading_20_3">
      <style:text-properties style:font-name="Alegreya Sans Medium1" fo:font-size="10pt" fo:language="en" fo:country="GB" style:text-underline-style="none" style:font-size-asian="10pt" style:font-size-complex="10pt"/>
    </style:style>
    <style:style style:name="P27" style:family="paragraph" style:parent-style-name="Heading_20_3">
      <style:paragraph-properties fo:margin-top="0cm" fo:margin-bottom="0cm"/>
      <style:text-properties style:font-name="Alegreya Sans Medium1" fo:font-size="10pt" fo:language="en" fo:country="GB" style:text-underline-style="none" style:font-size-asian="8.75pt" style:font-size-complex="10pt"/>
    </style:style>
    <style:style style:name="T1" style:family="text">
      <style:text-properties fo:font-style="normal" style:text-underline-style="none" style:font-style-asian="normal" style:font-style-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000000"/>
    </style:style>
    <style:style style:name="T5" style:family="text">
      <style:text-properties fo:language="en" fo:country="GB"/>
    </style:style>
    <style:style style:name="T6" style:family="text">
      <style:text-properties fo:language="en" fo:country="GB" style:text-underline-style="none"/>
    </style:style>
    <style:style style:name="T7" style:family="text">
      <style:text-properties style:font-name="Alegreya Sans Medium1" fo:language="en" fo:country="GB" fo:font-weight="normal" style:font-weight-asian="normal" style:font-weight-complex="normal"/>
    </style:style>
    <style:style style:name="T8" style:family="text">
      <style:text-properties style:font-name="Alegreya Sans Medium1" fo:language="en" fo:country="GB" style:text-underline-style="none" fo:font-weight="normal"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style:font-name="Diavlo Book" fo:font-size="15.5pt" fo:font-weight="normal" fo:background-color="transparent" style:font-size-asian="15.5pt" style:font-weight-asian="normal" style:font-size-complex="15.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T9">Jannis </text:span>Pohlmann<text:span text:style-name="T9"> </text:span><text:span text:style-name="T10">&gt;</text:span></text:h>
      <text:p text:style-name="Standard"><text:span text:style-name="T7">Warburg, Germany</text:span><text:span text:style-name="T8"> </text:span><text:span text:style-name="T5">·</text:span><text:span text:style-name="T6"> </text:span><text:a xlink:type="simple" xlink:href="mailto:jannis@xfce.org"><text:span text:style-name="T5">jannis@xfce.org</text:span></text:a><text:span text:style-name="T5"> </text:span><text:span text:style-name="T6">· </text:span><text:a xlink:type="simple" xlink:href="http://linkedin.com/in/jannispohlmann"><text:span text:style-name="T5">linkedin.com/in/jannispohlmann</text:span></text:a></text:p>
      <text:p text:style-name="P8">Experienced &amp; Versatile Software Developer · Open Source Expert</text:p>
      <text:p text:style-name="P8">Natural Leader · Excellent Communicator · Autodidact &amp; Musician</text:p>
      <text:h text:style-name="P21" text:outline-level="2">Education</text:h>
      <text:p text:style-name="P2"><text:span text:style-name="T3">University of Lübeck</text:span>, 2005 – 2011</text:p>
      <text:list xml:id="list994277175" text:style-name="L1">
        <text:list-item>
          <text:p text:style-name="P9">Diplom-Informatiker (equivalent to M.Sc.)<text:line-break/>Computer Science and Human Computer Interaction<text:line-break/>Graduated with honors (grade 1.1)</text:p>
        </text:list-item>
        <text:list-item>
          <text:p text:style-name="P10">Graduate thesis “Configurable Graph Drawing Algorithms for the TikZ Graphics<text:line-break/>Description Language”, 2011, supervised by Prof. Dr. Till Tantau</text:p>
        </text:list-item>
        <text:list-item>
          <text:p text:style-name="P10">Undergraduate thesis “Porting the Thunar File Manager to the Extensible Asynchronous<text:line-break/>Virtual File System Layer GIO”, 2009, supervised by Prof. Dr. Till Tantau</text:p>
        </text:list-item>
      </text:list>
      <text:p text:style-name="P7"/>
      <text:p text:style-name="P2"><text:span text:style-name="T2">Philipp University of Marburg</text:span>, 2004 – <text:s/>2005</text:p>
      <text:list xml:id="list783908187" text:style-name="L2">
        <text:list-item>
          <text:p text:style-name="P11">Computer Science</text:p>
        </text:list-item>
      </text:list>
      <text:h text:style-name="P22" text:outline-level="2">Work Experience</text:h>
      <text:p text:style-name="P4"><text:span text:style-name="T2">Codethink Limited</text:span>, January 2012 – March 2014<text:span text:style-name="T4"> <text:s/>(Manchester, UK)</text:span></text:p>
      <text:p text:style-name="P4">Senior Software Developer and Architect</text:p>
      <text:p text:style-name="P6">Architect and Lead Developer / Codethink Labs</text:p>
      <text:list xml:id="list2028796233" text:style-name="L3">
        <text:list-item>
          <text:list>
            <text:list-item>
              <text:list>
                <text:list-item>
                  <text:p text:style-name="P12">Responsible for developing new concepts and tools for improving processes at Codethink</text:p>
                </text:list-item>
                <text:list-item>
                  <text:p text:style-name="P12">Created Mustard (a lightweight requirements tracking and planning tool based on Git, YAML and Python web technologies), Consonant (an object-relational, cross-referenced, verifiable and service-oriented Git object store and corresponding web API), and python-consonant (a Consonant reference implementation written in Python)</text:p>
                </text:list-item>
              </text:list>
            </text:list-item>
          </text:list>
        </text:list-item>
      </text:list>
      <text:p text:style-name="P6">Technical Lead / Automotive projects</text:p>
      <text:list xml:id="list1951819733" text:continue-numbering="true" text:style-name="L3">
        <text:list-item>
          <text:list>
            <text:list-item>
              <text:list>
                <text:list-item>
                  <text:p text:style-name="P12">Introduced Codethink to GENIVI by leading one of the first GENIVI execution projects</text:p>
                </text:list-item>
                <text:list-item>
                  <text:p text:style-name="P12">Lead the development of the Baserock GENIVI Baseline, now officially recognised</text:p>
                </text:list-item>
                <text:list-item>
                  <text:p text:style-name="P12">Awarded GENIVI Most Valuable Contributor 2013 with Codethink</text:p>
                </text:list-item>
                <text:list-item>
                  <text:p text:style-name="P12">Wrote a Java HTTP server optimised for MPEG-4/video streaming</text:p>
                </text:list-item>
                <text:list-item>
                  <text:p text:style-name="P12">Successful leadership and occasional project management in several multi-customer automotive/IVI projects involving technologies such as systemd, Wayland, Qt and Android</text:p>
                </text:list-item>
              </text:list>
            </text:list-item>
          </text:list>
        </text:list-item>
      </text:list>
      <text:p text:style-name="P6">Developer / Baserock Embedded Linux</text:p>
      <text:list xml:id="list435984213" text:continue-numbering="true" text:style-name="L3">
        <text:list-item>
          <text:list>
            <text:list-item>
              <text:list>
                <text:list-item>
                  <text:p text:style-name="P12">Operating system bootstrapping, x86/ARM toolchains, distributed system build, dependency graphs, atomic system upgrade and build traceability</text:p>
                </text:list-item>
                <text:list-item>
                  <text:p text:style-name="P12">Various ARM board bring-up projects</text:p>
                </text:list-item>
              </text:list>
            </text:list-item>
          </text:list>
        </text:list-item>
      </text:list>
      <text:p text:style-name="P6"><text:soft-page-break/>Other roles</text:p>
      <text:list xml:id="list1719234673" text:continue-numbering="true" text:style-name="L3">
        <text:list-item>
          <text:list>
            <text:list-item>
              <text:list>
                <text:list-item>
                  <text:p text:style-name="P12">Trained new hires, from Trainees and Junior Developers to Project Managers</text:p>
                </text:list-item>
                <text:list-item>
                  <text:p text:style-name="P12">Ran job interviews to help growing the company</text:p>
                </text:list-item>
              </text:list>
            </text:list-item>
          </text:list>
        </text:list-item>
      </text:list>
      <text:p text:style-name="P6"/>
      <text:p text:style-name="P4"><text:span text:style-name="T2">Institute for Theoretical Computer Science</text:span>, 2007 <text:span text:style-name="T1">– </text:span>2010<text:span text:style-name="T4"> <text:s/>(Lübeck, Germany)</text:span></text:p>
      <text:p text:style-name="P4">Student Assistant</text:p>
      <text:list xml:id="list1107389327" text:style-name="L4">
        <text:list-item>
          <text:list>
            <text:list-item>
              <text:p text:style-name="P13">Implemented and evaluated image enhancement algorithms in MATLAB/C</text:p>
            </text:list-item>
            <text:list-item>
              <text:p text:style-name="P13">Researched and implemented haplotyping algorithms in a bioinformatics project</text:p>
            </text:list-item>
            <text:list-item>
              <text:p text:style-name="P13">Held weekly lecture tutorials and corrected student homework</text:p>
            </text:list-item>
          </text:list>
        </text:list-item>
      </text:list>
      <text:p text:style-name="P6"/>
      <text:p text:style-name="P4"><text:span text:style-name="T2">coalesenses GmbH</text:span>, 2006 <text:span text:style-name="T1">– </text:span>2007<text:span text:style-name="T4"> <text:s/>(Lübeck, Germany)</text:span></text:p>
      <text:p text:style-name="P4">Software Developer</text:p>
      <text:list xml:id="list1582277974" text:style-name="L5">
        <text:list-item>
          <text:list>
            <text:list-item>
              <text:p text:style-name="P14">Implemented parts of the iSense operating system for wireless sensor networks (a subset of the C++ STL, network routing algorithms, memory management system)</text:p>
            </text:list-item>
            <text:list-item>
              <text:p text:style-name="P14">Designed, implemented and maintained iShell, a Java application for flashing, operating and analysing wireless sensor networks based on SWT/JFace</text:p>
            </text:list-item>
            <text:list-item>
              <text:p text:style-name="P14">Wrote an AJAX/servlet driven web service for building custom iSense firmware images</text:p>
            </text:list-item>
          </text:list>
        </text:list-item>
      </text:list>
      <text:p text:style-name="P6"/>
      <text:p text:style-name="P4"><text:span text:style-name="T2">Ingenieurbüro M. Tartsch</text:span>, 2004 – 2006<text:span text:style-name="T4"> <text:s/>(Warburg, Germany)</text:span></text:p>
      <text:p text:style-name="P4">Software Developer</text:p>
      <text:list xml:id="list1741909179" text:style-name="L6">
        <text:list-item>
          <text:p text:style-name="P15">Smaller development tasks such as writing a simple internationalization library and an XML key/value store in C++ as well as a tabular editor for arbitrary data sources using FXRuby</text:p>
        </text:list-item>
      </text:list>
      <text:h text:style-name="P20" text:outline-level="2">Involvement in Open Source Projects</text:h>
      <text:p text:style-name="P3">Xfce Desktop Environment, 2004 – recently</text:p>
      <text:list xml:id="list865237248" text:style-name="L7">
        <text:list-item>
          <text:p text:style-name="P16">Core developer and maintainer of various core components such as the Thunar file manager, the Garcon menu library and the Xfce audio mixer, all using the GTK/GLib/D-Bus software stack</text:p>
        </text:list-item>
        <text:list-item>
          <text:p text:style-name="P16">Designed and implemented Tumbler, an extensible D-Bus thumbnail generation middleware used</text:p>
          <text:p text:style-name="P16">in Xfce, MeeGo and on the Nokia N9 smartphone</text:p>
        </text:list-item>
        <text:list-item>
          <text:p text:style-name="P16">Authored and implemented the Xfce Release Model</text:p>
        </text:list-item>
        <text:list-item>
          <text:p text:style-name="P16">Release manager for Xfce 4.8</text:p>
        </text:list-item>
        <text:list-item>
          <text:p text:style-name="P16">Developed Xfce's release management web application using Ruby/Sinatra</text:p>
        </text:list-item>
        <text:list-item>
          <text:p text:style-name="P16">Founding member and president of the Xfce Foundation</text:p>
        </text:list-item>
        <text:list-item>
          <text:p text:style-name="P16">Performed various community management and organisational tasks</text:p>
        </text:list-item>
        <text:list-item>
          <text:p text:style-name="P16">Gave talks about Xfce and Tumbler at FOSDEM 2009 and 2012</text:p>
        </text:list-item>
      </text:list>
      <text:p text:style-name="P6"/>
      <text:p text:style-name="P5">Xubuntu, 2008 – 2009</text:p>
      <text:list xml:id="list624700467" text:style-name="L8">
        <text:list-item>
          <text:p text:style-name="P17">Xubuntu Xfce Liaison, mediating between the Xubuntu distribution and Xfce</text:p>
        </text:list-item>
        <text:list-item>
          <text:p text:style-name="P17">Participated in two Ubuntu Developer Summits</text:p>
        </text:list-item>
      </text:list>
      <text:p text:style-name="P6"/>
      <text:p text:style-name="P5"><text:soft-page-break/>Lunar Linux, 2005 – 2009</text:p>
      <text:list xml:id="list1067820413" text:style-name="L9">
        <text:list-item>
          <text:p text:style-name="P18">Maintained various packages for the source based Linux distribution</text:p>
        </text:list-item>
        <text:list-item>
          <text:p text:style-name="P18">Developed and improved some of the distribution's core utilities</text:p>
        </text:list-item>
      </text:list>
      <text:h text:style-name="P24" text:outline-level="3">Other</text:h>
      <text:list xml:id="list2036229387" text:style-name="L10">
        <text:list-item>
          <text:p text:style-name="P19">Ardour (an open source DAW): Rewrote the Wiimote remote control plugin for Ardour 3.0</text:p>
        </text:list-item>
      </text:list>
      <text:h text:style-name="P20" text:outline-level="2">Samples of work</text:h>
      <text:h text:style-name="P27" text:outline-level="3">Mustard</text:h>
      <text:p text:style-name="P6">A lightweight solution for fully traceable requirements and architecture tracking and more transparent interaction with customers based on Git and modern web technologies, now used in many Codethink projects.</text:p>
      <text:p text:style-name="P1"><text:span text:style-name="T5">Source: </text:span><text:a xlink:type="simple" xlink:href="http://github.com/CodethinkLabs/mustard"><text:span text:style-name="T5">http://github.com/CodethinkLabs/mustard</text:span></text:a></text:p>
      <text:h text:style-name="P25" text:outline-level="3"/>
      <text:h text:style-name="P25" text:outline-level="3">Consonant / python-consonant</text:h>
      <text:p text:style-name="P6">An object-relational, cross-referenced, verifiable and service-oriented Git object store and corresponding web API. Named after the adjective consonant ("characterized by harmony or agreement"), reflecting its focus on a unified data model and cross-store referencing and validation. Its goal is to provide the foundation for project management, software architecture and development workflow tools to be linked together to enable full traceability from requirements to architecture, work items and tasks currently performed by developers – and back.</text:p>
      <text:p text:style-name="Standard"><text:span text:style-name="T5">Specification: </text:span><text:a xlink:type="simple" xlink:href="http://github.com/CodethinkLabs/consonant"><text:span text:style-name="Internet_20_link"><text:span text:style-name="T5">http://github.com/CodethinkLabs/consonant</text:span></text:span></text:a></text:p>
      <text:p text:style-name="Standard"><text:span text:style-name="T5">Source: </text:span><text:a xlink:type="simple" xlink:href="http://github.com/CodethinkLabs/python-consonant"><text:span text:style-name="T5">http://github.com/CodethinkLabs/python-consonant</text:span></text:a></text:p>
      <text:p text:style-name="P6"/>
      <text:h text:style-name="P26" text:outline-level="3">Thunar</text:h>
      <text:p text:style-name="P6">A lightweight and user-friendly file manager for the Linux/Xfce desktop. I maintained it for several years and replaced its virtual file system layer (ThunarVFS) with GLib's GIO in order to reduce code complexity, maintenance overhead and to add support for remote file systems like CIFS/SMB and SFTP.</text:p>
      <text:p text:style-name="P1"><text:span text:style-name="T5">Documentation: </text:span><text:a xlink:type="simple" xlink:href="http://docs.xfce.org/xfce/thunar/start"><text:span text:style-name="T5">http://docs.xfce.org/xfce/thunar/start</text:span></text:a></text:p>
      <text:p text:style-name="P1"><text:span text:style-name="T5">Source: </text:span><text:a xlink:type="simple" xlink:href="http://git.xfce.org/xfce/thunar"><text:span text:style-name="T5">http://git.xfce.org/xfce/thunar</text:span></text:a></text:p>
      <text:h text:style-name="P26" text:outline-level="3"/>
      <text:h text:style-name="P26" text:outline-level="3">Tumbler</text:h>
      <text:p text:style-name="P6">A D-Bus service providing desktop and mobile applications with a standard interface for generating thumbnails for various URI schemes and MIME types. It is an object-oriented C/Glib-based implementation of the thumbnail management D-Bus specification that I co-authored. The modular architecture of Tumbler makes it flexible and useful in many situations. It provides different schedulers as well as plugin interfaces for extending the supported URI schemes / MIME types and for replacing the thumbnail storage backend. Tumbler can also delegate thumbnail generation to other specialised D-Bus thumbnailer services. Tumbler is used in Xfce, MeeGo and on the Nokia N9 smartphone.</text:p>
      <text:p text:style-name="Standard"><text:span text:style-name="T5">Source: </text:span><text:a xlink:type="simple" xlink:href="http://git.xfce.org/xfce/tumbler"><text:span text:style-name="T5">http://git.xfce.org/xfce/tumbler</text:span></text:a><text:span text:style-name="T5"><text:line-break/>Specification: <text:s/></text:span><text:a xlink:type="simple" xlink:href="https://wiki.gnome.org/action/show/DraftSpecs/ThumbnailerSpec"><text:span text:style-name="T5">https://wiki.gnome.org/action/show/DraftSpecs/ThumbnailerSpe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iavlo Book" svg:font-family="'Diavlo Book'" style:font-pitch="variable"/>
    <style:font-face style:name="Liberation Serif" svg:font-family="'Liberation Serif'" style:font-family-generic="roman" style:font-pitch="variable"/>
    <style:font-face style:name="Alegreya Sans Light" svg:font-family="'Alegreya Sans Light'" style:font-adornments="Light" style:font-family-generic="swiss" style:font-pitch="variable"/>
    <style:font-face style:name="Alegreya Sans Medium1" svg:font-family="'Alegreya Sans Medium'" style:font-family-generic="swiss" style:font-pitch="variable"/>
    <style:font-face style:name="Alegreya Sans Medium" svg:font-family="'Alegreya Sans Medium'" style:font-adornments="Regular" style:font-family-generic="swiss" style:font-pitch="variable"/>
    <style:font-face style:name="Alegreya Sans SC Medium" svg:font-family="'Alegreya Sans SC Medium'"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ext-properties style:font-name="Alegreya Sans Light" fo:font-size="10pt" fo:font-weight="normal"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76cm" fo:margin-bottom="0.42cm" fo:orphans="2" fo:widows="2" fo:text-indent="-0.76cm" style:auto-text-indent="false" style:page-number="auto" fo:background-color="transparent" fo:padding="0.049cm" fo:border-left="none" fo:border-right="none" fo:border-top="none" fo:border-bottom="0.06pt solid #000000" style:shadow="none">
        <style:tab-stops/>
        <style:background-image/>
      </style:paragraph-properties>
      <style:text-properties style:font-name="Alegreya Sans SC Medium" fo:font-size="14pt" fo:font-style="normal" style:text-underline-style="none"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text-properties style:font-name="Alegreya Sans SC Medium" fo:font-size="16pt"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style:font-name="Alegreya Sans Medium" fo:font-size="10pt" fo:font-weight="normal" style:font-size-asian="14pt" style:font-weight-asian="norm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font-variant="normal" fo:text-transform="none" fo:color="#000000" style:text-outline="false" style:font-name="Alegreya Sans Light" fo:font-size="10pt" fo:font-style="normal" style:text-underline-style="solid" style:text-underline-width="auto" style:text-underline-color="font-color" fo:font-weight="250" style:font-size-asian="10.5pt" style:language-asian="zxx" style:country-asian="none" style:font-weight-asian="normal"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3cm" style:writing-mode="lr-tb" style:footnote-max-height="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is Pohlmann</meta:initial-creator>
    <meta:creation-date>2013-12-16T21:55:37</meta:creation-date>
    <dc:date>2014-04-08T16:38:21</dc:date>
    <dc:creator>Jannis Pohlmann</dc:creator>
    <meta:editing-duration>P7DT12H10M42S</meta:editing-duration>
    <meta:editing-cycles>271</meta:editing-cycles>
    <meta:generator>LibreOffice/3.5$Linux_X86_64 LibreOffice_project/350m1$Build-2</meta:generator>
    <meta:printed-by>Jannis Pohlmann</meta:printed-by>
    <meta:print-date>2013-12-23T21:49:43</meta:print-date>
    <meta:document-statistic meta:table-count="0" meta:image-count="0" meta:object-count="0" meta:page-count="3" meta:paragraph-count="76" meta:word-count="900" meta:character-count="6435" meta:non-whitespace-character-count="5641"/>
  </office:meta>
</office:document-meta>
</file>